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Frame_20_contents">
      <style:text-properties officeooo:rsid="01c4e795" officeooo:paragraph-rsid="01c4e795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2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style:use-window-font-color="true" style:font-name="Gotham Book" fo:font-size="6.5pt" fo:font-style="normal" style:text-underline-style="solid" style:text-underline-width="auto" style:text-underline-color="font-color" fo:font-weight="normal" officeooo:rsid="00b242b1" officeooo:paragraph-rsid="02534232" fo:background-color="transparent" style:font-name-asian="Times New Roman" style:font-size-asian="6.5pt" style:font-style-asian="normal" style:font-weight-asian="normal" style:font-name-complex="Times New Roman" style:font-size-complex="6.5pt" style:language-complex="ar" style:country-complex="SA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9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7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3"><text:placeholder text:placeholder-type="text">&lt;translate(u'Q.ty')&gt;</text:placeholder></text:p>
            </table:table-cell>
            <table:table-cell table:style-name="Tabella2.A1" office:value-type="string">
              <text:p text:style-name="P5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5"/>
            </table:table-cell>
            <table:table-cell table:style-name="Tabella2.A1" office:value-type="string">
              <text:p text:style-name="P54"><text:placeholder text:placeholder-type="text">&lt;translate(u'VAT')&gt;</text:placeholder></text:p>
            </table:table-cell>
            <table:table-cell table:style-name="Tabella2.A1" office:value-type="string">
              <text:p text:style-name="P53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5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2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3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4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1"><text:placeholder text:placeholder-type="text">&lt;line.name&gt;</text:placeholder></text:p>
            <text:p text:style-name="P72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2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2"><text:span text:style-name="Strong_20_Emphasis"><text:span text:style-name="T58"><text:placeholder text:placeholder-type="text">&lt;/if&gt;</text:placeholder></text:span></text:span></text:p>
            <text:p text:style-name="P104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0"><text:placeholder text:placeholder-type="text">&lt;if test="line.quantity != 0.00"&gt;</text:placeholder></text:p>
            <text:p text:style-name="P120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19"><text:placeholder text:placeholder-type="text">&lt;/if&gt;</text:placeholder></text:p>
          </table:table-cell>
          <table:table-cell table:style-name="Tabella2.D7" office:value-type="string">
            <text:p text:style-name="P139"><text:placeholder text:placeholder-type="text">&lt;if test="line.quantity != 0.00 and not o.print_net_price"&gt;</text:placeholder></text:p>
            <text:p text:style-name="P136"><text:placeholder text:placeholder-type="text">&lt;formatLang(line.price_unit, digits=2)&gt;</text:placeholder></text:p>
            <text:p text:style-name="P139"><text:placeholder text:placeholder-type="text">&lt;/if&gt;</text:placeholder></text:p>
            <text:p text:style-name="P139"><text:placeholder text:placeholder-type="text">&lt;if test="line.quantity != 0.00 and o.print_net_price"&gt;</text:placeholder></text:p>
            <text:p text:style-name="P136"><text:placeholder text:placeholder-type="text">&lt;formatLang(line.price_subtotal / line.quantity, digits=2)&gt;</text:placeholder></text:p>
            <text:p text:style-name="P139"><text:placeholder text:placeholder-type="text">&lt;/if&gt;</text:placeholder></text:p>
          </table:table-cell>
          <table:table-cell table:style-name="Tabella2.E7" office:value-type="string">
            <text:p text:style-name="P105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33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39"><text:placeholder text:placeholder-type="text">&lt;if test="line.price_subtotal != 0.00"&gt;</text:placeholder></text:p>
            <text:p text:style-name="P135"><text:placeholder text:placeholder-type="text">&lt;formatLang(line.price_subtotal)&gt;</text:placeholder></text:p>
            <text:p text:style-name="P138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2"><text:placeholder text:placeholder-type="text">&lt;if test="o.print_payment_in_footer"&gt;</text:placeholder></text:p>
      <text:p text:style-name="P116"><text:placeholder text:placeholder-type="text">&lt;if test="o.move_id"&gt;</text:placeholder></text:p>
      <text:p text:style-name="P111"><text:placeholder text:placeholder-type="text">&lt;get_label(o,'date_due')&gt;</text:placeholder></text:p>
      <text:p text:style-name="P116"><text:placeholder text:placeholder-type="text">&lt;/if&gt;</text:placeholder></text:p>
      <text:p text:style-name="P115"><text:placeholder text:placeholder-type="text">&lt;for each="line in invoice_move_lines(o.move_id)"&gt;</text:placeholder></text:p>
      <text:p text:style-name="P118"><text:placeholder text:placeholder-type="text">&lt;setLang('it_IT')&gt;</text:placeholder></text:p>
      <text:p text:style-name="P113"><text:span text:style-name="T47"><text:placeholder text:placeholder-type="text">&lt;formatLang(line.date_maturity,date=True) or ''&gt;</text:placeholder></text:span><text:span text:style-name="T47"> </text:span><text:span text:style-name="T13"><text:placeholder text:placeholder-type="text">&lt;setLang(o.partner_id.lang or  'it_IT')&gt;</text:placeholder></text:span><text:span text:style-name="T13"> <text:s/></text:span><text:span text:style-name="T47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1"><text:placeholder text:placeholder-type="text">&lt;/for&gt;</text:placeholder></text:p>
      <text:p text:style-name="P49"><text:placeholder text:placeholder-type="text">&lt;if test="o.type == 'out_invoice' "&gt;</text:placeholder></text:p>
      <text:p text:style-name="P49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2"><text:placeholder text:placeholder-type="text">&lt;formatLang(o.date_due, date=True) or ''&gt;</text:placeholder></text:p>
      <text:p text:style-name="P45"><text:placeholder text:placeholder-type="text">&lt;setLang(o.partner_id.lang or  'it_IT')&gt;</text:placeholder></text:p>
      <text:p text:style-name="P50"><text:placeholder text:placeholder-type="text">&lt;/if&gt;</text:placeholder></text:p>
      <text:p text:style-name="P76"><text:placeholder text:placeholder-type="text">&lt;/if&gt;</text:placeholder></text:p>
      <text:p text:style-name="P76"><text:placeholder text:placeholder-type="text">&lt;/if&gt;</text:placeholder></text:p>
      <text:p text:style-name="P141"><text:placeholder text:placeholder-type="text">&lt;if test="check_installed_module('account_fiscal_position_rule_partner')"&gt;</text:placeholder></text:p>
      <text:p text:style-name="P129"><text:placeholder text:placeholder-type="text">&lt;if test="o.account_fiscal_position_rule_id"&gt;</text:placeholder></text:p>
      <text:p text:style-name="P130"><text:span text:style-name="T48">C</text:span><text:span text:style-name="T49">ome da vs. dichiarazione di intento n° </text:span><text:bookmark-start text:name="__DdeLink__1227_186623427021"/><text:span text:style-name="T49"><text:placeholder text:placeholder-type="text">&lt;o.account_fiscal_position_rule_id.name&gt;</text:placeholder></text:span><text:bookmark-end text:name="__DdeLink__1227_186623427021"/><text:span text:style-name="T49"> del </text:span><text:span text:style-name="T49"><text:placeholder text:placeholder-type="text">&lt;formatLang(o.account_fiscal_position_rule_id.date_issue, date=True) or ''&gt;</text:placeholder></text:span><text:span text:style-name="T49"> ricevuta in data </text:span><text:bookmark-start text:name="__DdeLink__1234_186623427021"/><text:span text:style-name="T49"><text:placeholder text:placeholder-type="text">&lt;formatLang(o.account_fiscal_position_rule_id.date_reception, date=True) or ''&gt;</text:placeholder></text:span><text:bookmark-end text:name="__DdeLink__1234_186623427021"/><text:span text:style-name="T49"> e protocollata al n</text:span><text:bookmark-start text:name="__DdeLink__3853_186623427021"/><text:span text:style-name="T49">°</text:span><text:bookmark-end text:name="__DdeLink__3853_186623427021"/><text:span text:style-name="T49"> </text:span><text:span text:style-name="T49"><text:placeholder text:placeholder-type="text">&lt;o.account_fiscal_position_rule_id.number_protocol&gt;</text:placeholder></text:span><text:span text:style-name="T49">.</text:span></text:p>
      <text:p text:style-name="P129"><text:placeholder text:placeholder-type="text">&lt;/if&gt;</text:placeholder></text:p>
      <text:p text:style-name="P129"><text:placeholder text:placeholder-type="text">&lt;/if&gt;</text:placeholder></text:p>
      <text:p text:style-name="P36"><text:placeholder text:placeholder-type="text">&lt;o.comment or ''&gt;</text:placeholder></text:p>
      <text:p text:style-name="P67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5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1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1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3"/>
          </table:table-cell>
          <table:covered-table-cell/>
          <table:covered-table-cell/>
          <table:covered-table-cell/>
          <table:table-cell table:style-name="FooterTable.A2" office:value-type="string">
            <text:p text:style-name="P128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4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4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4"/>
          </table:table-cell>
          <table:covered-table-cell/>
          <table:covered-table-cell/>
          <table:covered-table-cell/>
          <table:table-cell table:style-name="FooterTable.A3" office:value-type="string">
            <text:p text:style-name="P140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4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5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5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5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3"/>
          </table:table-cell>
          <table:table-cell table:style-name="FooterTable.A1" office:value-type="string">
            <text:p text:style-name="P102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6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8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09"><text:placeholder text:placeholder-type="text">&lt;formatLang(line.price_subtotal)&gt;</text:placeholder></text:p>
          </table:table-cell>
          <table:table-cell table:style-name="FooterTable.A1" office:value-type="string">
            <text:p text:style-name="P109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6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2"><text:placeholder text:placeholder-type="text">&lt;if test="o.state != 'proforma2'"&gt;</text:placeholder></text:p>
            <text:p text:style-name="P132"><text:placeholder text:placeholder-type="text">&lt;formatLang(o.residual)&gt;</text:placeholder></text:p>
            <text:p text:style-name="P87"><text:placeholder text:placeholder-type="text">&lt;/if&gt;</text:placeholder></text:p>
            <text:p text:style-name="P19"><text:placeholder text:placeholder-type="text">&lt;if test="o.state == 'proforma2'"&gt;</text:placeholder></text:p>
            <text:p text:style-name="P99"><text:placeholder text:placeholder-type="text">&lt;formatLang(get_initial_residual(o.tax_line))&gt;</text:placeholder></text:p>
            <text:p text:style-name="P88"><text:placeholder text:placeholder-type="text">&lt;/if&gt;</text:placeholder></text:p>
          </table:table-cell>
          <table:table-cell table:style-name="FooterTable.A1" office:value-type="string">
            <text:p text:style-name="P131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7"/>
          </table:table-cell>
        </table:table-row>
      </table:table>
      <text:p text:style-name="P143"><text:placeholder text:placeholder-type="text">&lt;o.fiscal_position and 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1">C.F.<text:tab/>: </text:span><text:span text:style-name="MT20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08T16:28:03.455721062</dc:date>
    <meta:editing-duration>P4DT10H21M14S</meta:editing-duration>
    <meta:editing-cycles>826</meta:editing-cycles>
    <meta:generator>LibreOffice/5.1.6.2$Linux_X86_64 LibreOffice_project/10m0$Build-2</meta:generator>
    <meta:document-statistic meta:table-count="9" meta:image-count="0" meta:object-count="0" meta:page-count="1" meta:paragraph-count="186" meta:word-count="711" meta:character-count="8870" meta:non-whitespace-character-count="8327"/>
  </office:meta>
</office:document-meta>
</file>